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382in" svg:x="2.9949in" svg:y="0.7228in">
            <draw:object draw:notify-on-update-of-ranges="Sheet1.A3:Sheet1.A6 Sheet1.B1:Sheet1.B1 Sheet1.B3:Sheet1.B6 Sheet1.C1:Sheet1.C1 Sheet1.C3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correlation coefficient R</text:p>
          </table:table-cell>
          <table:table-cell table:style-name="Default" office:value-type="string" calcext:value-type="string">
            <text:p>difference in %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float" office:value="0.226655647118294" calcext:value-type="float">
            <text:p>0.226655647118294</text:p>
          </table:table-cell>
          <table:table-cell table:style-name="Default"/>
        </table:table-row>
        <table:table-row table:style-name="ro1">
          <table:table-cell office:value-type="string" calcext:value-type="string">
            <text:p>subtree-0</text:p>
          </table:table-cell>
          <table:table-cell office:value-type="float" office:value="0.219960240217236" calcext:value-type="float">
            <text:p>0.219960240217236</text:p>
          </table:table-cell>
          <table:table-cell table:formula="of:=([.B3]-[.B2])/[.B2]" office:value-type="percentage" office:value="-0.0295399959638509" calcext:value-type="percentage">
            <text:p>-2.95%</text:p>
          </table:table-cell>
        </table:table-row>
        <table:table-row table:style-name="ro1">
          <table:table-cell office:value-type="string" calcext:value-type="string">
            <text:p>subtree-1</text:p>
          </table:table-cell>
          <table:table-cell office:value-type="float" office:value="0.228486056376187" calcext:value-type="float">
            <text:p>0.228486056376187</text:p>
          </table:table-cell>
          <table:table-cell table:formula="of:=([.B4]-[.B3])/[.B3]" office:value-type="percentage" office:value="0.0387607148934342" calcext:value-type="percentage">
            <text:p>3.88%</text:p>
          </table:table-cell>
        </table:table-row>
        <table:table-row table:style-name="ro1">
          <table:table-cell office:value-type="string" calcext:value-type="string">
            <text:p>subtree-2</text:p>
          </table:table-cell>
          <table:table-cell office:value-type="float" office:value="0.231550280692706" calcext:value-type="float">
            <text:p>0.231550280692706</text:p>
          </table:table-cell>
          <table:table-cell table:formula="of:=([.B5]-[.B4])/[.B4]" office:value-type="percentage" office:value="0.0134109904346798" calcext:value-type="percentage">
            <text:p>1.34%</text:p>
          </table:table-cell>
        </table:table-row>
        <table:table-row table:style-name="ro1">
          <table:table-cell office:value-type="string" calcext:value-type="string">
            <text:p>subtree-3</text:p>
          </table:table-cell>
          <table:table-cell office:value-type="float" office:value="0.233338168086763" calcext:value-type="float">
            <text:p>0.233338168086763</text:p>
          </table:table-cell>
          <table:table-cell table:formula="of:=([.B6]-[.B5])/[.B5]" office:value-type="percentage" office:value="0.00772137865136014" calcext:value-type="percentage">
            <text:p>0.7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ven Peldszus</meta:initial-creator>
    <meta:creation-date>2022-05-03T15:30:04.874452665</meta:creation-date>
    <dc:date>2022-05-03T15:39:19.659621952</dc:date>
    <dc:creator>Sven Peldszus</dc:creator>
    <meta:editing-duration>PT9M14S</meta:editing-duration>
    <meta:editing-cycles>2</meta:editing-cycles>
    <meta:generator>LibreOffice/6.4.7.2$Linux_X86_64 LibreOffice_project/40$Build-2</meta:generator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8.988cm" xlink:href=".." xlink:type="simple" chart:class="chart:bar" chart:style-name="ch1">
        <chart:legend chart:legend-position="end" svg:x="0.633cm" svg:y="0.076cm" style:legend-expansion="custom" chartooo:width="9.074cm" chartooo:height="1.096cm" style:legend-expansion-aspect-ratio="8.27919708029197" chart:style-name="ch2"/>
        <chart:plot-area chart:style-name="ch3" table:cell-range-address="Sheet1.A3:Sheet1.C6 Sheet1.B1:Sheet1.C1" chart:data-source-has-labels="both" svg:x="0.317cm" svg:y="0.161cm" svg:width="15.286cm" svg:height="8.843cm">
          <chartooo:coordinate-region svg:x="1.335cm" svg:y="0.361cm" svg:width="14.268cm" svg:height="8.444cm"/>
          <chart:axis chart:dimension="x" chart:name="primary-x" chart:style-name="ch4" chartooo:axis-type="auto">
            <chartooo:date-scale/>
            <chart:categories table:cell-range-address="Sheet1.A3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6" chart:label-cell-address="Sheet1.B1:Sheet1.B1" chart:class="chart:bar">
            <chart:data-point chart:repeated="4"/>
          </chart:series>
          <chart:series chart:style-name="ch8" chart:values-cell-range-address="Sheet1.C3:Sheet1.C6" chart:label-cell-address="Sheet1.C1:Sheet1.C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 coefficient R</text:p>
                <draw:g>
                  <svg:desc>Sheet1.B1:Sheet1.B1</svg:desc>
                </draw:g>
              </table:table-cell>
              <table:table-cell office:value-type="string">
                <text:p>difference in %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btree-0</text:p>
                <draw:g>
                  <svg:desc>Sheet1.A3:Sheet1.A6</svg:desc>
                </draw:g>
              </table:table-cell>
              <table:table-cell office:value-type="float" office:value="0.219960240217236">
                <text:p>0.219960240217236</text:p>
                <draw:g>
                  <svg:desc>Sheet1.B3:Sheet1.B6</svg:desc>
                </draw:g>
              </table:table-cell>
              <table:table-cell office:value-type="float" office:value="-0.0295399959638509">
                <text:p>-0.0295399959638509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subtree-1</text:p>
              </table:table-cell>
              <table:table-cell office:value-type="float" office:value="0.228486056376187">
                <text:p>0.228486056376187</text:p>
              </table:table-cell>
              <table:table-cell office:value-type="float" office:value="0.0387607148934342">
                <text:p>0.0387607148934342</text:p>
              </table:table-cell>
            </table:table-row>
            <table:table-row>
              <table:table-cell office:value-type="string">
                <text:p>subtree-2</text:p>
              </table:table-cell>
              <table:table-cell office:value-type="float" office:value="0.231550280692706">
                <text:p>0.231550280692706</text:p>
              </table:table-cell>
              <table:table-cell office:value-type="float" office:value="0.0134109904346798">
                <text:p>0.0134109904346798</text:p>
              </table:table-cell>
            </table:table-row>
            <table:table-row>
              <table:table-cell office:value-type="string">
                <text:p>subtree-3</text:p>
              </table:table-cell>
              <table:table-cell office:value-type="float" office:value="0.233338168086763">
                <text:p>0.233338168086763</text:p>
              </table:table-cell>
              <table:table-cell office:value-type="float" office:value="0.00772137865136014">
                <text:p>0.00772137865136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